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/>
      <text:p text:style-name="P1">Meilenstein 4</text:p>
      <text:p text:style-name="P1"/>
      <text:p text:style-name="P1">Protokoll 26.05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696879047903348864" text:style-name="L1">
        <text:list-item>
          <text:p text:style-name="P5">Gedanken zum User Interface gemacht und wie es aussehen könnte.</text:p>
        </text:list-item>
        <text:list-item>
          <text:p text:style-name="P5">Erste grobe Skizzen gemach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15:40:55.95</dc:date>
    <dc:creator>Banani </dc:creator>
    <meta:editing-duration>PT2M30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0" meta:word-count="46" meta:character-count="356"/>
  </office:meta>
</office:document-meta>
</file>